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_20__28_user_29_" style:master-page-name="Standard">
      <style:paragraph-properties style:page-number="auto"/>
    </style:style>
    <style:style style:name="P4" style:family="paragraph" style:parent-style-name="Standard_20__28_user_29_" style:list-style-name="WWNum1">
      <style:text-properties fo:color="#000000" officeooo:rsid="001f118b" officeooo:paragraph-rsid="001f118b"/>
    </style:style>
    <style:style style:name="T1" style:family="text">
      <style:text-properties style:text-position="super 58%" officeooo:rsid="00190a3b"/>
    </style:style>
    <style:style style:name="T2" style:family="text">
      <style:text-properties officeooo:rsid="00176625"/>
    </style:style>
    <style:style style:name="T3" style:family="text">
      <style:text-properties officeooo:rsid="0017dace"/>
    </style:style>
    <style:style style:name="T4" style:family="text">
      <style:text-properties officeooo:rsid="00190a3b"/>
    </style:style>
    <style:style style:name="T5" style:family="text">
      <style:text-properties officeooo:rsid="001f2f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le: homework<text:span text:style-name="T3">4</text:span>.pdf<text:line-break/>Author: P.J. Leyden</text:p>
      <text:p text:style-name="Standard_20__28_user_29_">Date: <text:span text:style-name="T4">November 13</text:span><text:span text:style-name="T1">th</text:span>, 2019<text:line-break/></text:p>
      <text:p text:style-name="P2">Homework <text:span text:style-name="T2">4</text:span></text:p>
      <text:p text:style-name="P1"/>
      <text:list xml:id="list3089275579" text:style-name="WWNum1">
        <text:list-item>
          <text:p text:style-name="P4">Input: k = number of clusters | datapoints = set of data points<text:line-break/>Output: data points <text:span text:style-name="T5">will be labeled with their cluster id<text:line-break/>k_means(k, datapoints):<text:line-break/><text:tab/>centroids[k] //array of size k for storing centroids<text:line-break/><text:tab/>for I = 0, I &lt; k, ++I: <text:line-break/><text:tab/><text:tab/>centroids[I] = random point from datapoints<text:line-break/><text:tab/>bool significant_change = true<text:line-break/><text:tab/>while(significant_change){<text:line-break/><text:tab/><text:tab/>for each x in datapoints<text:line-break/><text:tab/><text:tab/><text:tab/>for each c in centroids </text:span></text:p>
        </text:list-item>
      </text:list>
      <text:p text:style-name="Standard_20__28_user_29_"/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" style:family="paragraph" style:parent-style-name="caption" style:default-outline-level="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3.69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J Leyden</meta:initial-creator>
    <meta:editing-cycles>15</meta:editing-cycles>
    <meta:creation-date>2019-10-30T01:15:00</meta:creation-date>
    <dc:date>2019-11-14T00:15:49.788307341</dc:date>
    <meta:editing-duration>PT3H50M38S</meta:editing-duration>
    <meta:generator>LibreOffice/6.0.7.3$Linux_X86_64 LibreOffice_project/00m0$Build-3</meta:generator>
    <meta:document-statistic meta:table-count="0" meta:image-count="0" meta:object-count="0" meta:page-count="1" meta:paragraph-count="4" meta:word-count="74" meta:character-count="462" meta:non-whitespace-character-count="3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